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rsid="0005da0d" officeooo:paragraph-rsid="0005da0d" style:font-weight-asian="bold" style:font-weight-complex="bold"/>
    </style:style>
    <style:style style:name="P2" style:family="paragraph" style:parent-style-name="Standard">
      <style:text-properties fo:font-weight="bold" officeooo:rsid="00250def" officeooo:paragraph-rsid="00250def" style:font-weight-asian="bold" style:font-weight-complex="bold"/>
    </style:style>
    <style:style style:name="P3" style:family="paragraph" style:parent-style-name="Standard">
      <style:text-properties fo:font-weight="bold" officeooo:rsid="002715ce" officeooo:paragraph-rsid="002715ce" style:font-weight-asian="bold" style:font-weight-complex="bold"/>
    </style:style>
    <style:style style:name="P4" style:family="paragraph" style:parent-style-name="Standard">
      <style:text-properties fo:font-weight="bold" officeooo:rsid="002acecd" officeooo:paragraph-rsid="002acecd" style:font-weight-asian="bold" style:font-weight-complex="bold"/>
    </style:style>
    <style:style style:name="P5" style:family="paragraph" style:parent-style-name="Standard">
      <style:text-properties fo:font-weight="bold" officeooo:rsid="002d6f65" officeooo:paragraph-rsid="002f2495" style:font-weight-asian="bold" style:font-weight-complex="bold"/>
    </style:style>
    <style:style style:name="P6" style:family="paragraph" style:parent-style-name="Standard">
      <style:text-properties fo:font-weight="bold" officeooo:rsid="00327fc7" officeooo:paragraph-rsid="00327fc7" style:font-weight-asian="bold" style:font-weight-complex="bold"/>
    </style:style>
    <style:style style:name="P7" style:family="paragraph" style:parent-style-name="Standard">
      <style:text-properties fo:font-weight="bold" officeooo:rsid="001a15fe" officeooo:paragraph-rsid="001a15fe" style:font-weight-asian="bold" style:font-weight-complex="bold"/>
    </style:style>
    <style:style style:name="P8" style:family="paragraph" style:parent-style-name="Standard">
      <style:text-properties fo:font-weight="normal" officeooo:rsid="001f474f" officeooo:paragraph-rsid="001b7697" style:font-weight-asian="normal" style:font-weight-complex="normal"/>
    </style:style>
    <style:style style:name="P9" style:family="paragraph" style:parent-style-name="Standard">
      <style:text-properties fo:font-weight="normal" officeooo:rsid="00255b37" officeooo:paragraph-rsid="00255b37" style:font-weight-asian="normal" style:font-weight-complex="normal"/>
    </style:style>
    <style:style style:name="P10" style:family="paragraph" style:parent-style-name="Standard">
      <style:text-properties fo:font-weight="normal" officeooo:rsid="002acecd" officeooo:paragraph-rsid="002acecd" style:font-weight-asian="normal" style:font-weight-complex="normal"/>
    </style:style>
    <style:style style:name="P11" style:family="paragraph" style:parent-style-name="Standard">
      <style:text-properties fo:font-weight="normal" officeooo:rsid="002f2495" officeooo:paragraph-rsid="002f2495" style:font-weight-asian="normal" style:font-weight-complex="normal"/>
    </style:style>
    <style:style style:name="P12" style:family="paragraph" style:parent-style-name="Standard">
      <style:text-properties fo:font-weight="normal" officeooo:rsid="002fb446" officeooo:paragraph-rsid="002fb446" style:font-weight-asian="normal" style:font-weight-complex="normal"/>
    </style:style>
    <style:style style:name="P13" style:family="paragraph" style:parent-style-name="Standard">
      <style:text-properties fo:font-weight="normal" officeooo:rsid="0030d4b7" officeooo:paragraph-rsid="0030d4b7" style:font-weight-asian="normal" style:font-weight-complex="normal"/>
    </style:style>
    <style:style style:name="P14" style:family="paragraph" style:parent-style-name="Standard">
      <style:text-properties fo:font-weight="normal" officeooo:rsid="0031ddce" officeooo:paragraph-rsid="0031ddce" style:font-weight-asian="normal" style:font-weight-complex="normal"/>
    </style:style>
    <style:style style:name="P15" style:family="paragraph" style:parent-style-name="Standard">
      <style:text-properties fo:font-weight="normal" officeooo:rsid="00344a8c" style:font-weight-asian="normal" style:font-weight-complex="normal"/>
    </style:style>
    <style:style style:name="P16" style:family="paragraph" style:parent-style-name="Standard">
      <style:text-properties fo:font-weight="normal" officeooo:rsid="00344a8c" officeooo:paragraph-rsid="00344a8c" style:font-weight-asian="normal" style:font-weight-complex="normal"/>
    </style:style>
    <style:style style:name="P17" style:family="paragraph" style:parent-style-name="Standard">
      <style:text-properties fo:font-weight="normal" officeooo:rsid="0035dfdf" officeooo:paragraph-rsid="0035dfdf" style:font-weight-asian="normal" style:font-weight-complex="normal"/>
    </style:style>
    <style:style style:name="P18" style:family="paragraph" style:parent-style-name="Standard">
      <style:text-properties fo:font-weight="normal" officeooo:rsid="0036ad5a" officeooo:paragraph-rsid="0036ad5a" style:font-weight-asian="normal" style:font-weight-complex="normal"/>
    </style:style>
    <style:style style:name="P19" style:family="paragraph" style:parent-style-name="Standard">
      <style:text-properties fo:font-weight="normal" officeooo:rsid="00376d11" officeooo:paragraph-rsid="00376d11" style:font-weight-asian="normal" style:font-weight-complex="normal"/>
    </style:style>
    <style:style style:name="P20" style:family="paragraph" style:parent-style-name="Standard">
      <style:text-properties fo:font-weight="normal" officeooo:rsid="002c777d" officeooo:paragraph-rsid="002acecd" style:font-weight-asian="normal" style:font-weight-complex="normal"/>
    </style:style>
    <style:style style:name="P21" style:family="paragraph" style:parent-style-name="Standard">
      <style:text-properties fo:font-weight="normal" officeooo:rsid="002d6f65" officeooo:paragraph-rsid="002f2495" style:font-weight-asian="normal" style:font-weight-complex="normal"/>
    </style:style>
    <style:style style:name="P22" style:family="paragraph" style:parent-style-name="Standard">
      <style:text-properties fo:font-weight="normal" officeooo:rsid="0020e787" officeooo:paragraph-rsid="0020e787" style:font-weight-asian="normal" style:font-weight-complex="normal"/>
    </style:style>
    <style:style style:name="P23" style:family="paragraph" style:parent-style-name="Standard">
      <style:text-properties fo:font-weight="normal" officeooo:rsid="0040bee5" officeooo:paragraph-rsid="0040bee5" style:font-weight-asian="normal" style:font-weight-complex="normal"/>
    </style:style>
    <style:style style:name="P24" style:family="paragraph" style:parent-style-name="Standard">
      <style:text-properties fo:font-weight="normal" officeooo:rsid="00414e34" officeooo:paragraph-rsid="00414e34" style:font-weight-asian="normal" style:font-weight-complex="normal"/>
    </style:style>
    <style:style style:name="P25" style:family="paragraph" style:parent-style-name="Standard">
      <style:text-properties officeooo:rsid="00363963" officeooo:paragraph-rsid="00363963"/>
    </style:style>
    <style:style style:name="P26" style:family="paragraph" style:parent-style-name="Standard">
      <style:text-properties officeooo:rsid="00363963" officeooo:paragraph-rsid="00344a8c"/>
    </style:style>
    <style:style style:name="P27" style:family="paragraph" style:parent-style-name="Standard">
      <style:text-properties fo:font-style="normal" fo:font-weight="normal" officeooo:rsid="0030d4b7" officeooo:paragraph-rsid="0030d4b7" style:font-style-asian="normal" style:font-weight-asian="normal" style:font-style-complex="normal" style:font-weight-complex="normal"/>
    </style:style>
    <style:style style:name="P28" style:family="paragraph" style:parent-style-name="Standard">
      <style:text-properties fo:font-style="normal" fo:font-weight="normal" officeooo:rsid="0031ddce" officeooo:paragraph-rsid="0031ddce" style:font-style-asian="normal" style:font-weight-asian="normal" style:font-style-complex="normal" style:font-weight-complex="normal"/>
    </style:style>
    <style:style style:name="P29" style:family="paragraph" style:parent-style-name="Standard">
      <style:text-properties fo:font-style="normal" fo:font-weight="normal" officeooo:rsid="00327fc7" officeooo:paragraph-rsid="00327fc7" style:font-style-asian="normal" style:font-weight-asian="normal" style:font-style-complex="normal" style:font-weight-complex="normal"/>
    </style:style>
    <style:style style:name="P30" style:family="paragraph" style:parent-style-name="Standard">
      <style:text-properties fo:font-style="normal" fo:font-weight="normal" officeooo:rsid="00338584" officeooo:paragraph-rsid="00327fc7" style:font-style-asian="normal" style:font-weight-asian="normal" style:font-style-complex="normal" style:font-weight-complex="normal"/>
    </style:style>
    <style:style style:name="P31" style:family="paragraph" style:parent-style-name="Standard">
      <style:text-properties fo:font-style="normal" fo:font-weight="normal" officeooo:rsid="00338584" officeooo:paragraph-rsid="00338584" style:font-style-asian="normal" style:font-weight-asian="normal" style:font-style-complex="normal" style:font-weight-complex="normal"/>
    </style:style>
    <style:style style:name="P32" style:family="paragraph" style:parent-style-name="Standard">
      <style:text-properties fo:font-style="normal" fo:font-weight="normal" officeooo:rsid="00344a8c" officeooo:paragraph-rsid="00344a8c" style:font-style-asian="normal" style:font-weight-asian="normal" style:font-style-complex="normal" style:font-weight-complex="normal"/>
    </style:style>
    <style:style style:name="P33" style:family="paragraph" style:parent-style-name="Standard">
      <style:text-properties fo:font-style="normal" fo:font-weight="bold" officeooo:rsid="0031ddce" officeooo:paragraph-rsid="0031ddce" style:font-style-asian="normal" style:font-weight-asian="bold" style:font-style-complex="normal" style:font-weight-complex="bold"/>
    </style:style>
    <style:style style:name="P34" style:family="paragraph" style:parent-style-name="Standard">
      <style:text-properties officeooo:rsid="003c5311" officeooo:paragraph-rsid="003c5311"/>
    </style:style>
    <style:style style:name="P35" style:family="paragraph" style:parent-style-name="Standard">
      <style:text-properties officeooo:rsid="003f0175" officeooo:paragraph-rsid="003f0175"/>
    </style:style>
    <style:style style:name="P36" style:family="paragraph" style:parent-style-name="Standard">
      <style:text-properties officeooo:rsid="0040bee5" officeooo:paragraph-rsid="0040bee5"/>
    </style:style>
    <style:style style:name="P37" style:family="paragraph" style:parent-style-name="Standard" style:list-style-name="L1">
      <style:text-properties fo:font-weight="normal" officeooo:rsid="0005da0d" officeooo:paragraph-rsid="0005da0d" style:font-weight-asian="normal" style:font-weight-complex="normal"/>
    </style:style>
    <style:style style:name="P38" style:family="paragraph" style:parent-style-name="Standard" style:list-style-name="L3">
      <style:text-properties fo:font-weight="normal" officeooo:rsid="001b7697" officeooo:paragraph-rsid="001b7697" style:font-weight-asian="normal" style:font-weight-complex="normal"/>
    </style:style>
    <style:style style:name="P39" style:family="paragraph" style:parent-style-name="Standard" style:list-style-name="L2">
      <style:text-properties officeooo:rsid="0005da0d" officeooo:paragraph-rsid="0005da0d"/>
    </style:style>
    <style:style style:name="P40" style:family="paragraph" style:parent-style-name="Standard" style:list-style-name="L2">
      <style:text-properties officeooo:rsid="00063624" officeooo:paragraph-rsid="00063624"/>
    </style:style>
    <style:style style:name="P41" style:family="paragraph" style:parent-style-name="Standard" style:list-style-name="L2">
      <style:text-properties officeooo:rsid="0007fd36" officeooo:paragraph-rsid="0007fd36"/>
    </style:style>
    <style:style style:name="P42" style:family="paragraph" style:parent-style-name="Standard" style:list-style-name="L2">
      <style:text-properties officeooo:rsid="00083fee" officeooo:paragraph-rsid="00083fee"/>
    </style:style>
    <style:style style:name="P43" style:family="paragraph" style:parent-style-name="Standard" style:list-style-name="L2">
      <style:text-properties officeooo:rsid="0010233f" officeooo:paragraph-rsid="0010233f"/>
    </style:style>
    <style:style style:name="P44" style:family="paragraph" style:parent-style-name="Standard" style:list-style-name="L2">
      <style:text-properties officeooo:rsid="000b2f03" officeooo:paragraph-rsid="000b2f03"/>
    </style:style>
    <style:style style:name="P45" style:family="paragraph" style:parent-style-name="Standard" style:list-style-name="L2">
      <style:text-properties officeooo:rsid="000debb7" officeooo:paragraph-rsid="000debb7"/>
    </style:style>
    <style:style style:name="P46" style:family="paragraph" style:parent-style-name="Standard" style:list-style-name="L2">
      <style:text-properties officeooo:rsid="000f531d" officeooo:paragraph-rsid="000f531d"/>
    </style:style>
    <style:style style:name="P47" style:family="paragraph" style:parent-style-name="Standard" style:list-style-name="L2">
      <style:text-properties officeooo:rsid="000f9a36" officeooo:paragraph-rsid="000f9a36"/>
    </style:style>
    <style:style style:name="P48" style:family="paragraph" style:parent-style-name="Standard" style:list-style-name="L2">
      <style:text-properties officeooo:rsid="000fde0d" officeooo:paragraph-rsid="000fde0d"/>
    </style:style>
    <style:style style:name="P49" style:family="paragraph" style:parent-style-name="Standard" style:list-style-name="L2">
      <style:text-properties officeooo:rsid="002389fa" officeooo:paragraph-rsid="002389fa"/>
    </style:style>
    <style:style style:name="P50" style:family="paragraph" style:parent-style-name="Standard" style:list-style-name="L2">
      <style:text-properties officeooo:rsid="00121713" officeooo:paragraph-rsid="00121713"/>
    </style:style>
    <style:style style:name="P51" style:family="paragraph" style:parent-style-name="Standard" style:list-style-name="L2">
      <style:text-properties officeooo:rsid="0017c728" officeooo:paragraph-rsid="0017c728"/>
    </style:style>
    <style:style style:name="P52" style:family="paragraph" style:parent-style-name="Standard" style:list-style-name="L2">
      <style:text-properties officeooo:rsid="0014081a" officeooo:paragraph-rsid="0014081a"/>
    </style:style>
    <style:style style:name="P53" style:family="paragraph" style:parent-style-name="Standard" style:list-style-name="L2">
      <style:text-properties officeooo:rsid="00159f44" officeooo:paragraph-rsid="00159f44"/>
    </style:style>
    <style:style style:name="P54" style:family="paragraph" style:parent-style-name="Standard" style:list-style-name="L2">
      <style:text-properties officeooo:rsid="0021d10b" officeooo:paragraph-rsid="0021d10b"/>
    </style:style>
    <style:style style:name="P55" style:family="paragraph" style:parent-style-name="Standard" style:list-style-name="L2">
      <style:text-properties officeooo:rsid="0020e787" officeooo:paragraph-rsid="0020e787"/>
    </style:style>
    <style:style style:name="P56" style:family="paragraph" style:parent-style-name="Standard" style:list-style-name="L2">
      <style:text-properties officeooo:rsid="003ad114" officeooo:paragraph-rsid="003ad114"/>
    </style:style>
    <style:style style:name="P57" style:family="paragraph" style:parent-style-name="Standard" style:list-style-name="L2">
      <style:text-properties officeooo:rsid="003c06d1" officeooo:paragraph-rsid="003c06d1"/>
    </style:style>
    <style:style style:name="P58" style:family="paragraph" style:parent-style-name="Standard" style:list-style-name="L2">
      <style:text-properties officeooo:rsid="003c5311" officeooo:paragraph-rsid="003c5311"/>
    </style:style>
    <style:style style:name="P59" style:family="paragraph" style:parent-style-name="Standard" style:list-style-name="L3">
      <style:text-properties fo:font-weight="bold" officeooo:rsid="001a15fe" officeooo:paragraph-rsid="001a15fe" style:font-weight-asian="bold" style:font-weight-complex="bold"/>
    </style:style>
    <style:style style:name="P60" style:family="paragraph" style:parent-style-name="Standard" style:list-style-name="L3">
      <style:text-properties fo:font-weight="bold" officeooo:rsid="001b7697" officeooo:paragraph-rsid="001b7697" style:font-weight-asian="bold" style:font-weight-complex="bold"/>
    </style:style>
    <style:style style:name="T1" style:family="text">
      <style:text-properties officeooo:rsid="000debb7"/>
    </style:style>
    <style:style style:name="T2" style:family="text">
      <style:text-properties officeooo:rsid="0012316e"/>
    </style:style>
    <style:style style:name="T3" style:family="text">
      <style:text-properties officeooo:rsid="00159f44"/>
    </style:style>
    <style:style style:name="T4" style:family="text">
      <style:text-properties officeooo:rsid="0017c728"/>
    </style:style>
    <style:style style:name="T5" style:family="text">
      <style:text-properties fo:font-weight="normal" style:font-weight-asian="normal" style:font-weight-complex="normal"/>
    </style:style>
    <style:style style:name="T6" style:family="text">
      <style:text-properties fo:font-weight="normal" officeooo:rsid="001b7697" style:font-weight-asian="normal" style:font-weight-complex="normal"/>
    </style:style>
    <style:style style:name="T7" style:family="text">
      <style:text-properties fo:font-weight="normal" officeooo:rsid="001d6346" style:font-weight-asian="normal" style:font-weight-complex="normal"/>
    </style:style>
    <style:style style:name="T8" style:family="text">
      <style:text-properties fo:font-weight="normal" officeooo:rsid="001f474f" style:font-weight-asian="normal" style:font-weight-complex="normal"/>
    </style:style>
    <style:style style:name="T9" style:family="text">
      <style:text-properties fo:font-weight="normal" officeooo:rsid="0020e787" style:font-weight-asian="normal" style:font-weight-complex="normal"/>
    </style:style>
    <style:style style:name="T10" style:family="text">
      <style:text-properties fo:font-weight="normal" officeooo:rsid="002c777d" style:font-weight-asian="normal" style:font-weight-complex="normal"/>
    </style:style>
    <style:style style:name="T11" style:family="text">
      <style:text-properties fo:font-weight="normal" officeooo:rsid="002d6f65" style:font-weight-asian="normal" style:font-weight-complex="normal"/>
    </style:style>
    <style:style style:name="T12" style:family="text">
      <style:text-properties fo:font-weight="normal" officeooo:rsid="002f2495" style:font-weight-asian="normal" style:font-weight-complex="normal"/>
    </style:style>
    <style:style style:name="T13" style:family="text">
      <style:text-properties fo:font-weight="normal" officeooo:rsid="0030d4b7" style:font-weight-asian="normal" style:font-weight-complex="normal"/>
    </style:style>
    <style:style style:name="T14" style:family="text">
      <style:text-properties fo:font-weight="normal" officeooo:rsid="0035dfdf" style:font-weight-asian="normal" style:font-weight-complex="normal"/>
    </style:style>
    <style:style style:name="T15" style:family="text">
      <style:text-properties fo:font-weight="normal" officeooo:rsid="00363963" style:font-weight-asian="normal" style:font-weight-complex="normal"/>
    </style:style>
    <style:style style:name="T16" style:family="text">
      <style:text-properties fo:font-weight="normal" officeooo:rsid="0036ad5a" style:font-weight-asian="normal" style:font-weight-complex="normal"/>
    </style:style>
    <style:style style:name="T17" style:family="text">
      <style:text-properties officeooo:rsid="001b7697"/>
    </style:style>
    <style:style style:name="T18" style:family="text">
      <style:text-properties officeooo:rsid="001d6346"/>
    </style:style>
    <style:style style:name="T19" style:family="text">
      <style:text-properties officeooo:rsid="001f474f"/>
    </style:style>
    <style:style style:name="T20" style:family="text">
      <style:text-properties officeooo:rsid="0028dac8"/>
    </style:style>
    <style:style style:name="T21" style:family="text">
      <style:text-properties officeooo:rsid="002acecd"/>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31ddce"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338584" style:font-style-asian="normal" style:font-weight-asian="normal" style:font-style-complex="normal" style:font-weight-complex="normal"/>
    </style:style>
    <style:style style:name="T27" style:family="text">
      <style:text-properties officeooo:rsid="0040bee5"/>
    </style:style>
    <style:style style:name="T28" style:family="text">
      <style:text-properties fo:font-weight="bold" style:font-weight-asian="bold" style:font-weight-complex="bold"/>
    </style:style>
    <style:style style:name="T29" style:family="text">
      <style:text-properties officeooo:rsid="004542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ell help</text:p>
      <text:list xml:id="list5530368916947480932" text:style-name="L1">
        <text:list-item>
          <text:p text:style-name="P37">Delete word: CTRL – W</text:p>
        </text:list-item>
        <text:list-item>
          <text:p text:style-name="P37">Delete line <text:s/>: CTRL – U</text:p>
        </text:list-item>
      </text:list>
      <text:p text:style-name="P1"/>
      <text:p text:style-name="P1">Bash Commands</text:p>
      <text:list xml:id="list361849402260066938" text:style-name="L2">
        <text:list-item>
          <text:p text:style-name="P39">Ssh : login to remote network</text:p>
          <text:list>
            <text:list-item>
              <text:p text:style-name="P39">ssh -IPADDRESS</text:p>
            </text:list-item>
          </text:list>
        </text:list-item>
        <text:list-item>
          <text:p text:style-name="P39">ps : displays what shell is running/ what jobs are running</text:p>
          <text:list>
            <text:list-item>
              <text:p text:style-name="P39">kill command.: kills jobs by using PID</text:p>
              <text:list>
                <text:list-item>
                  <text:p text:style-name="P39">kill 2458. kills job 2458</text:p>
                </text:list-item>
              </text:list>
            </text:list-item>
          </text:list>
        </text:list-item>
        <text:list-item>
          <text:p text:style-name="P39">--help: helps with command</text:p>
          <text:list>
            <text:list-item>
              <text:p text:style-name="P39">cat –help</text:p>
            </text:list-item>
          </text:list>
        </text:list-item>
        <text:list-item>
          <text:p text:style-name="P39">man: system manual</text:p>
          <text:list>
            <text:list-item>
              <text:p text:style-name="P39">man man</text:p>
            </text:list-item>
            <text:list-item>
              <text:p text:style-name="P39">man write</text:p>
            </text:list-item>
            <text:list-item>
              <text:p text:style-name="P40">info: newer and more detailed than man</text:p>
            </text:list-item>
          </text:list>
        </text:list-item>
        <text:list-item>
          <text:p text:style-name="P41">info: information command</text:p>
          <text:list>
            <text:list-item>
              <text:p text:style-name="P41">h: go through interactive tutorial</text:p>
            </text:list-item>
            <text:list-item>
              <text:p text:style-name="P41">? to list info commands </text:p>
            </text:list-item>
            <text:list-item>
              <text:p text:style-name="P41">SPACE to scroll</text:p>
            </text:list-item>
            <text:list-item>
              <text:p text:style-name="P41">m followed by name of menu item</text:p>
            </text:list-item>
            <text:list-item>
              <text:p text:style-name="P41">q to quit</text:p>
            </text:list-item>
          </text:list>
        </text:list-item>
        <text:list-item>
          <text:p text:style-name="P41">HOWTO: how to do something</text:p>
        </text:list-item>
        <text:list-item>
          <text:p text:style-name="P41">passwd: change password</text:p>
        </text:list-item>
        <text:list-item>
          <text:p text:style-name="P41">ls: lists directory contents</text:p>
          <text:list>
            <text:list-item>
              <text:p text:style-name="P41">-a: lists all files</text:p>
            </text:list-item>
            <text:list-item>
              <text:p text:style-name="P41">-l lists detailed</text:p>
            </text:list-item>
          </text:list>
        </text:list-item>
        <text:list-item>
          <text:p text:style-name="P41">cat: displays a text file</text:p>
        </text:list-item>
        <text:list-item>
          <text:p text:style-name="P41">rm: deletes a file</text:p>
          <text:list>
            <text:list-item>
              <text:p text:style-name="P41">-i: asks if you want to delte</text:p>
            </text:list-item>
            <text:list-item>
              <text:p text:style-name="P41">-r: force remove</text:p>
            </text:list-item>
          </text:list>
        </text:list-item>
        <text:list-item>
          <text:p text:style-name="P41">hostname: displays name of system</text:p>
        </text:list-item>
        <text:list-item>
          <text:p text:style-name="P41">cp: copies a file</text:p>
          <text:list>
            <text:list-item>
              <text:p text:style-name="P41">cp sourcefile destinatoinfile</text:p>
            </text:list-item>
            <text:list-item>
              <text:p text:style-name="P41">-i: asks if you want to overwrite</text:p>
            </text:list-item>
          </text:list>
        </text:list-item>
        <text:list-item>
          <text:p text:style-name="P41">mv: moves or renames a file</text:p>
          <text:list>
            <text:list-item>
              <text:p text:style-name="P41">mv sourcesfile destionation/new name</text:p>
            </text:list-item>
            <text:list-item>
              <text:p text:style-name="P41">-i: asks if you want to overwrite</text:p>
            </text:list-item>
          </text:list>
        </text:list-item>
        <text:list-item>
          <text:p text:style-name="P42">lpr: print a file</text:p>
          <text:list>
            <text:list-item>
              <text:p text:style-name="P42">-P print a file on a specific printer</text:p>
              <text:list>
                <text:list-item>
                  <text:p text:style-name="P42">lpr -Pprinter1 file</text:p>
                </text:list-item>
              </text:list>
            </text:list-item>
            <text:list-item>
              <text:p text:style-name="P42">lpq: print queue</text:p>
            </text:list-item>
            <text:list-item>
              <text:p text:style-name="P42">lprm: remove from queue</text:p>
            </text:list-item>
          </text:list>
        </text:list-item>
        <text:list-item>
          <text:p text:style-name="P42">grep: searches for a string</text:p>
          <text:list>
            <text:list-item>
              <text:p text:style-name="P43">ps -e | grep deluge</text:p>
            </text:list-item>
          </text:list>
        </text:list-item>
        <text:list-item>
          <text:p text:style-name="P44"><text:soft-page-break/>pwd: list current directory</text:p>
        </text:list-item>
        <text:list-item>
          <text:p text:style-name="P44">mkdir: create a directory</text:p>
        </text:list-item>
        <text:list-item>
          <text:p text:style-name="P44">cd: change directory</text:p>
          <text:list>
            <text:list-item>
              <text:p text:style-name="P44">../ : <text:span text:style-name="T1">previous directory</text:span></text:p>
            </text:list-item>
            <text:list-item>
              <text:p text:style-name="P45">~: home directory</text:p>
            </text:list-item>
          </text:list>
        </text:list-item>
        <text:list-item>
          <text:p text:style-name="P44">rmdir: remove directory</text:p>
        </text:list-item>
        <text:list-item>
          <text:p text:style-name="P46">head: <text:span text:style-name="T29">write</text:span> first 10 lines of text in file</text:p>
        </text:list-item>
        <text:list-item>
          <text:p text:style-name="P46">tail: writes last 10 lines of text in file</text:p>
        </text:list-item>
        <text:list-item>
          <text:p text:style-name="P46">find: search for a file</text:p>
          <text:list>
            <text:list-item>
              <text:p text:style-name="P46">find directory qualifier qualifier string</text:p>
            </text:list-item>
            <text:list-item>
              <text:p text:style-name="P46">find ~ -name Documents</text:p>
            </text:list-item>
          </text:list>
        </text:list-item>
        <text:list-item>
          <text:p text:style-name="P46">Ctrl+C: kill a process</text:p>
        </text:list-item>
        <text:list-item>
          <text:p text:style-name="P47">sudo: substitute user do</text:p>
          <text:list>
            <text:list-item>
              <text:p text:style-name="P47">must use this every time need root</text:p>
            </text:list-item>
            <text:list-item>
              <text:p text:style-name="P47">-<text:span text:style-name="T18">u: select which user to sub as</text:span></text:p>
            </text:list-item>
          </text:list>
        </text:list-item>
        <text:list-item>
          <text:p text:style-name="P47">su: super user</text:p>
          <text:list>
            <text:list-item>
              <text:p text:style-name="P47">only use once for super user</text:p>
            </text:list-item>
          </text:list>
        </text:list-item>
        <text:list-item>
          <text:p text:style-name="P48">echo: repeats input to output</text:p>
          <text:list>
            <text:list-item>
              <text:p text:style-name="P48">&gt;: over<text:span text:style-name="T29">w</text:span>rites all info and replaces with output</text:p>
            </text:list-item>
            <text:list-item>
              <text:p text:style-name="P48">&gt;&gt;: adds output to last line of file</text:p>
            </text:list-item>
          </text:list>
        </text:list-item>
        <text:list-item>
          <text:p text:style-name="P48">cat: prints contents of text files as output</text:p>
          <text:list>
            <text:list-item>
              <text:p text:style-name="P48">&gt;: overrides all info and replaces with output</text:p>
            </text:list-item>
            <text:list-item>
              <text:p text:style-name="P48">&gt;&gt;: adds output to last line of file</text:p>
            </text:list-item>
            <text:list-item>
              <text:p text:style-name="P49">&lt;: input into cat</text:p>
            </text:list-item>
          </text:list>
        </text:list-item>
        <text:list-item>
          <text:p text:style-name="P48">less: displays only some output allows scroll</text:p>
        </text:list-item>
        <text:list-item>
          <text:p text:style-name="P43">| - pipe. Sends output of one command to input of other</text:p>
        </text:list-item>
        <text:list-item>
          <text:p text:style-name="P50">sort: displays a file in order</text:p>
          <text:list>
            <text:list-item>
              <text:p text:style-name="P50">-u: generates a list where each line is unqie</text:p>
            </text:list-item>
          </text:list>
        </text:list-item>
        <text:list-item>
          <text:p text:style-name="P50">uniq: outputs text with duplicate lines removed</text:p>
        </text:list-item>
        <text:list-item>
          <text:p text:style-name="P50">file: displays info on contents of file</text:p>
        </text:list-item>
        <text:list-item>
          <text:p text:style-name="P50">script: records a linux session</text:p>
        </text:list-item>
        <text:list-item>
          <text:p text:style-name="P50">who am I: user info</text:p>
        </text:list-item>
        <text:list-item>
          <text:p text:style-name="P50">unix2dos: converts linux file to windows format</text:p>
        </text:list-item>
        <text:list-item>
          <text:p text:style-name="P50">dos2unix: converts windows file to linux format</text:p>
        </text:list-item>
        <text:list-item>
          <text:p text:style-name="P51">gzip: gunzip. Compress file.</text:p>
          <text:list>
            <text:list-item>
              <text:p text:style-name="P51">Gunzip: extract gzipped file</text:p>
            </text:list-item>
            <text:list-item>
              <text:p text:style-name="P51">zcat: output gunzipped file</text:p>
            </text:list-item>
          </text:list>
        </text:list-item>
        <text:list-item>
          <text:p text:style-name="P50">tar: creates a tar file</text:p>
          <text:list>
            <text:list-item>
              <text:p text:style-name="P50">-c: create</text:p>
            </text:list-item>
            <text:list-item>
              <text:p text:style-name="P50">-v: verbose: show what is being done</text:p>
            </text:list-item>
            <text:list-item>
              <text:p text:style-name="P50">-f: write to or read from a file</text:p>
            </text:list-item>
            <text:list-item>
              <text:p text:style-name="P50">-<text:span text:style-name="T2">t: table of contents of tar file</text:span></text:p>
            </text:list-item>
            <text:list-item>
              <text:p text:style-name="P50">-<text:span text:style-name="T2">x: extract</text:span></text:p>
            </text:list-item>
          </text:list>
        </text:list-item>
        <text:list-item>
          <text:p text:style-name="P52">which: locates default command and their path names</text:p>
        </text:list-item>
        <text:list-item>
          <text:p text:style-name="P52">whereis: <text:span text:style-name="T3">locates all locations </text:span></text:p>
        </text:list-item>
        <text:list-item>
          <text:p text:style-name="P53"><text:soft-page-break/>apropos: <text:span text:style-name="T4">search commands by keyword</text:span></text:p>
        </text:list-item>
        <text:list-item>
          <text:p text:style-name="P51">w: lists users on the system</text:p>
        </text:list-item>
        <text:list-item>
          <text:p text:style-name="P54">who: lists users on system</text:p>
          <text:list>
            <text:list-item>
              <text:p text:style-name="P54">after login name is file name for screen. Standard output</text:p>
            </text:list-item>
          </text:list>
        </text:list-item>
        <text:list-item>
          <text:p text:style-name="P51">write: send a message to user on system</text:p>
        </text:list-item>
        <text:list-item>
          <text:p text:style-name="P55">touch: creates an empty file</text:p>
        </text:list-item>
        <text:list-item>
          <text:p text:style-name="P55">chmod: changes permissions. </text:p>
          <text:list>
            <text:list-item>
              <text:p text:style-name="P55">(+) means add. (-) means remove.</text:p>
            </text:list-item>
            <text:list-item>
              <text:p text:style-name="P55">o: other than owner</text:p>
            </text:list-item>
            <text:list-item>
              <text:p text:style-name="P55">a: all</text:p>
            </text:list-item>
            <text:list-item>
              <text:p text:style-name="P55">u: user (owner)</text:p>
            </text:list-item>
            <text:list-item>
              <text:p text:style-name="P55">g: group</text:p>
            </text:list-item>
            <text:list-item>
              <text:p text:style-name="P55">r: read. w: write. x: execute</text:p>
            </text:list-item>
          </text:list>
        </text:list-item>
        <text:list-item>
          <text:p text:style-name="P49">noclobber: doesn't allow overwrites</text:p>
          <text:list>
            <text:list-item>
              <text:p text:style-name="P49">set -o noclobber. Enable</text:p>
            </text:list-item>
            <text:list-item>
              <text:p text:style-name="P49">set +o noclobber: disable</text:p>
            </text:list-item>
          </text:list>
        </text:list-item>
        <text:list-item>
          <text:p text:style-name="P56">tr – translate</text:p>
          <text:list>
            <text:list-item>
              <text:p text:style-name="P56">tr abc ABC → abc becomes ABC and dgabc becomes dgABC</text:p>
            </text:list-item>
          </text:list>
        </text:list-item>
        <text:list-item>
          <text:p text:style-name="P57">tee – takes standard input and prints it to file and std output</text:p>
          <text:list>
            <text:list-item>
              <text:p text:style-name="P57">who | tee who.out</text:p>
            </text:list-item>
          </text:list>
        </text:list-item>
        <text:list-item>
          <text:p text:style-name="P58">fg – moves job to foreground. </text:p>
          <text:list>
            <text:list-item>
              <text:p text:style-name="P58">Fg 1</text:p>
            </text:list-item>
          </text:list>
        </text:list-item>
      </text:list>
      <text:p text:style-name="P34"/>
      <text:p text:style-name="P34"/>
      <text:p text:style-name="P34"/>
      <text:p text:style-name="P34">? - outputs file plus any character</text:p>
      <text:p text:style-name="P34"><text:tab/>-memo? → memo6 memo3 memoa</text:p>
      <text:p text:style-name="P34">* - wildcard. String plus anthing following.</text:p>
      <text:p text:style-name="P34"><text:tab/>-memo* → memorex memo9 memorandum memo.out </text:p>
      <text:p text:style-name="P34">[] - limits and specifies mutiple variations of string to show in output</text:p>
      <text:p text:style-name="P34"><text:tab/>-memo[17a] → memo1 memo7 memoa</text:p>
      <text:p text:style-name="P34"><text:tab/>-[a-zA-Z] – all lowercase and uppercase letters</text:p>
      <text:p text:style-name="P34"><text:tab/>-[6-9] – 6,7, 8, 9</text:p>
      <text:p text:style-name="P34"/>
      <text:p text:style-name="P35">Locale – specifies the way lcale-aware programs display certain kinds of data such as times, dates, money and other numeric values, telephone numbers, and measurements. </text:p>
      <text:p text:style-name="P35"/>
      <text:p text:style-name="P35">Locale – diplays the locale variables </text:p>
      <text:p text:style-name="P35"><text:tab/>-a: all</text:p>
      <text:p text:style-name="P35"><text:tab/>-v: verbose</text:p>
      <text:p text:style-name="P35">-<text:span text:style-name="T27">LANG – specifies the local category for categories not specified by an LC_ variable. </text:span></text:p>
      <text:p text:style-name="P35">-<text:span text:style-name="T27">LC_ALL – overrides he value of LANG and all other LC_ variables</text:span></text:p>
      <text:p text:style-name="P35">-<text:span text:style-name="T27">LC_COLLATE – specifies the collating sequences for the sort utility and for sorting the results of pathname expansion</text:span></text:p>
      <text:p text:style-name="P35">-<text:span text:style-name="T27">LC-CTYPE – specifies how characters are interprested </text:span></text:p>
      <text:p text:style-name="P35"/>
      <text:p text:style-name="P36"/>
      <text:p text:style-name="P36"><text:soft-page-break/>History – maintains a list of recently issued command lines, called <text:span text:style-name="T28">events</text:span><text:span text:style-name="T5">. Quick way to reexecute any events in the list. </text:span></text:p>
      <text:p text:style-name="P23">-HISTSIZE – determines number of events preserved in the history list during a session. </text:p>
      <text:p text:style-name="P23">-HISTFILE – location of history filename</text:p>
      <text:p text:style-name="P23">-HISTFILESIZE – max number of events saved between sessions. </text:p>
      <text:p text:style-name="P23"/>
      <text:p text:style-name="P23">-history: the command that lists the history. </text:p>
      <text:p text:style-name="P24">-fc -l: lists the 16 most recent commands in a list that includes event numbers</text:p>
      <text:p text:style-name="P24"><text:tab/>-fc -l 1030 <text:s/>1035: displays events 1030 through 1035</text:p>
      <text:p text:style-name="P24"><text:tab/>-fc -l view echo: displays event list that begins with most recent command for echo</text:p>
      <text:p text:style-name="P7">File Structure: </text:p>
      <text:p text:style-name="P7"/>
      <text:p text:style-name="P7">–--------<text:tab/><text:span text:style-name="T9">drwx-----x <text:tab/>-rwxrwxrwx</text:span></text:p>
      <text:p text:style-name="P22">d: directory<text:tab/>user<text:tab/><text:tab/>groups<text:tab/><text:tab/>other</text:p>
      <text:p text:style-name="P22">-: file<text:tab/></text:p>
      <text:list xml:id="list6394983818725538298" text:style-name="L3">
        <text:list-item>
          <text:p text:style-name="P59">/: root.</text:p>
          <text:list>
            <text:list-item>
              <text:p text:style-name="P59">/boot<text:span text:style-name="T5">: Static files of boot loader. Contains files needed to boot the system</text:span></text:p>
            </text:list-item>
            <text:list-item>
              <text:p text:style-name="P59">/dev:<text:span text:style-name="T5"> Device files. Contains fils that represent peripheral devices. Disk drives, terminals, printers. </text:span></text:p>
            </text:list-item>
            <text:list-item>
              <text:p text:style-name="P59">/etc:<text:span text:style-name="T5"> <text:s/>Machine local system configuration. Holds adminstrative, config, and other system files. /etc/passwd, contains list of all users who have permissoin to use system</text:span></text:p>
              <text:list>
                <text:list-item>
                  <text:p text:style-name="P59">/<text:span text:style-name="T17">etc/X11: </text:span><text:span text:style-name="T6">Machine local config for X Window System. </text:span></text:p>
                </text:list-item>
                <text:list-item>
                  <text:p text:style-name="P59">/<text:span text:style-name="T17">etc/opt</text:span><text:span text:style-name="T6">: config files for add-on software packages kept in /opt</text:span></text:p>
                </text:list-item>
              </text:list>
            </text:list-item>
            <text:list-item>
              <text:p text:style-name="P59">/<text:span text:style-name="T17">home:</text:span><text:span text:style-name="T6"> Home directory for each user. </text:span></text:p>
              <text:list>
                <text:list-item>
                  <text:p text:style-name="P38">David</text:p>
                </text:list-item>
                <text:list-item>
                  <text:p text:style-name="P38">John</text:p>
                </text:list-item>
                <text:list-item>
                  <text:p text:style-name="P38">etc</text:p>
                </text:list-item>
              </text:list>
            </text:list-item>
            <text:list-item>
              <text:p text:style-name="P60">/lib: <text:span text:style-name="T5">Shared libraries and kernel modules.</text:span></text:p>
              <text:list>
                <text:list-item>
                  <text:p text:style-name="P60">/lib/modules<text:span text:style-name="T5">: loadable kernel modules</text:span></text:p>
                </text:list-item>
              </text:list>
            </text:list-item>
            <text:list-item>
              <text:p text:style-name="P60">/mnt: <text:span text:style-name="T5">Mount point for temporary mounting filesystems</text:span></text:p>
            </text:list-item>
            <text:list-item>
              <text:p text:style-name="P60">/opt: <text:span text:style-name="T5">Add on software packages</text:span></text:p>
            </text:list-item>
            <text:list-item>
              <text:p text:style-name="P60">/proc: <text:span text:style-name="T5">Kernel and process info virtual filesystems</text:span></text:p>
            </text:list-item>
            <text:list-item>
              <text:p text:style-name="P60">/root<text:span text:style-name="T5">: Home directory for root</text:span></text:p>
            </text:list-item>
            <text:list-item>
              <text:p text:style-name="P60">/sbin<text:span text:style-name="T5">: Essential system binaries. Utilities used for system admin are stroed in /sbin and /usr/sbin. Utilities needed during the booting process. </text:span></text:p>
            </text:list-item>
            <text:list-item>
              <text:p text:style-name="P60">/tmp: <text:span text:style-name="T5">Temporary files </text:span></text:p>
            </text:list-item>
            <text:list-item>
              <text:p text:style-name="P60">/usr: <text:span text:style-name="T5">Second major hierarchy. Traditoinally includes subdirectories that contain info used by the system. Files do not change often and may be shared by multple systems.</text:span></text:p>
              <text:list>
                <text:list-item>
                  <text:p text:style-name="P60">/usr/bin: <text:span text:style-name="T5">Most user commands. Contains standard Linux utility programs.</text:span></text:p>
                </text:list-item>
                <text:list-item>
                  <text:p text:style-name="P60">/usr/bin/X11: <text:span text:style-name="T5">Symbolic link to /usr/X11R6/bin</text:span></text:p>
                </text:list-item>
                <text:list-item>
                  <text:p text:style-name="P60">/usr/games: <text:span text:style-name="T5">Games and educatoinal programs</text:span></text:p>
                </text:list-item>
                <text:list-item>
                  <text:p text:style-name="P60">/usr/include: <text:span text:style-name="T5">header files included by C programs</text:span></text:p>
                </text:list-item>
                <text:list-item>
                  <text:p text:style-name="P60">/usr/include/X11: <text:span text:style-name="T5">Symbolic link to /usr/X11R6/include/X11</text:span></text:p>
                </text:list-item>
                <text:list-item>
                  <text:p text:style-name="P60">/usr/lib: <text:span text:style-name="T5">Libraries</text:span></text:p>
                </text:list-item>
                <text:list-item>
                  <text:p text:style-name="P60">/usr/lib/X11<text:span text:style-name="T5">: Symbolic link to /usr/X11R6/lib/X11</text:span></text:p>
                </text:list-item>
                <text:list-item>
                  <text:p text:style-name="P60">/usr/local: <text:span text:style-name="T5">Local hierarchy. Holds locally important files and directories that are added </text:span><text:soft-page-break/><text:span text:style-name="T5">to the system. </text:span></text:p>
                </text:list-item>
                <text:list-item>
                  <text:p text:style-name="P60">/usr/man: <text:span text:style-name="T5">onlines manuals</text:span></text:p>
                </text:list-item>
                <text:list-item>
                  <text:p text:style-name="P60">/usr/sbin: <text:span text:style-name="T5">nonvital system administation binaries. Holds utilities used after the system is up and running</text:span></text:p>
                </text:list-item>
                <text:list-item>
                  <text:p text:style-name="P60">/usr/share: <text:span text:style-name="T5">Architecture </text:span><text:span text:style-name="T7">independent data.Subdirectories can include dict, doc, games, info, locale, man, misc, terminfo, and zoneinfo. </text:span></text:p>
                </text:list-item>
                <text:list-item>
                  <text:p text:style-name="P60">/<text:span text:style-name="T18">usr/share/doc: </text:span><text:span text:style-name="T7">Miscellaneous documentation</text:span></text:p>
                </text:list-item>
                <text:list-item>
                  <text:p text:style-name="P60">/<text:span text:style-name="T18">usr/share/info: </text:span><text:span text:style-name="T7">GNU info system's primary directory</text:span></text:p>
                </text:list-item>
                <text:list-item>
                  <text:p text:style-name="P60">/<text:span text:style-name="T18">usr/source: </text:span><text:span text:style-name="T7">Source code</text:span></text:p>
                </text:list-item>
                <text:list-item>
                  <text:p text:style-name="P60">/<text:span text:style-name="T18">usr/X11R6: </text:span><text:span text:style-name="T7">X window system. Revision 6</text:span></text:p>
                </text:list-item>
                <text:list-item>
                  <text:p text:style-name="P60">/<text:span text:style-name="T18">var: </text:span><text:span text:style-name="T7">Variable data. </text:span><text:span text:style-name="T8">Files with contents that vary as the system runs. Most common examples are temporary files, system log files, spooled files, and user mailbox files. Can include cache, lib, lock, log, opt, run, spool, tmp, and yp. </text:span></text:p>
                  <text:list>
                    <text:list-item>
                      <text:p text:style-name="P60">/<text:span text:style-name="T19">var/log: </text:span><text:span text:style-name="T8">Log files. Contains lastlog (record of last login by each user). Messages(System messages from syslogd), and wtmp (a record of all logins/logouts). </text:span></text:p>
                    </text:list-item>
                    <text:list-item>
                      <text:p text:style-name="P60">/<text:span text:style-name="T19">var/spool: </text:span><text:span text:style-name="T8">Spooled application data. </text:span></text:p>
                    </text:list-item>
                  </text:list>
                </text:list-item>
              </text:list>
            </text:list-item>
          </text:list>
        </text:list-item>
      </text:list>
      <text:p text:style-name="P8"/>
      <text:p text:style-name="P2">VIM</text:p>
      <text:p text:style-name="P9">ed – <text:span text:style-name="T21">line by line text editor for linux</text:span></text:p>
      <text:p text:style-name="P10">ex – evolution of ed which showed full screen of text</text:p>
      <text:p text:style-name="P10">vi – visual mode of <text:s/>ex. Became so popular it got its own command. Q bring ex mode. Quit. </text:p>
      <text:p text:style-name="P10"/>
      <text:p text:style-name="P10">Vim – improved vi. Not meant for im p formatting, such as LibreOffice. Meant for code, short notes. </text:p>
      <text:p text:style-name="P10"/>
      <text:p text:style-name="P4">: <text:span text:style-name="T5">- moves cursor to bottom of vim</text:span></text:p>
      <text:p text:style-name="P4">:q! - <text:span text:style-name="T5"><text:s/>quits without saving</text:span></text:p>
      <text:p text:style-name="P10"/>
      <text:p text:style-name="P10">Command (Normal) Mode – gives vim commands. Can delete text or exit vim.</text:p>
      <text:p text:style-name="P10">Input Mode – accepts anything entered as text and prints it to the screen. Esc returns to command mode</text:p>
      <text:p text:style-name="P10"/>
      <text:p text:style-name="P10">Esc – returns to command mode. </text:p>
      <text:p text:style-name="P10">I – go to input mode.</text:p>
      <text:p text:style-name="P10">A – append after cursor</text:p>
      <text:p text:style-name="P10">:set number – numbers each line.</text:p>
      <text:p text:style-name="P10">:set nonumber – turns off numbered lines. </text:p>
      <text:p text:style-name="P4"><text:span text:style-name="T5">:</text:span><text:span text:style-name="T10">help - </text:span></text:p>
      <text:p text:style-name="P20"/>
      <text:p text:style-name="P20">-same shortcuts for shell work in vim. Ctrl-w </text:p>
      <text:p text:style-name="P4"><text:span text:style-name="T10">-</text:span><text:span text:style-name="T11">hjkl – work as commands to move the cursor. </text:span></text:p>
      <text:p text:style-name="P5"><text:span text:style-name="T13">u</text:span><text:span text:style-name="T5"> – undo. </text:span><text:span text:style-name="T12">Keep doing it as much as you want</text:span></text:p>
      <text:p text:style-name="P21">X – deletes char on cursor. </text:p>
      <text:p text:style-name="P11">:redo or ctrl – r – redo. </text:p>
      <text:p text:style-name="P11">o – opens a new line, underneath the cursor</text:p>
      <text:p text:style-name="P11">O – open a new line over the cursor. Goes to instert mode.</text:p>
      <text:p text:style-name="P12">Ctrl-w s – opens a new window editing same filesystems</text:p>
      <text:p text:style-name="P12">Ctrl-w n – opens new window for new filesystems</text:p>
      <text:p text:style-name="P12">Ctrl-w w – moves cursor to different windows</text:p>
      <text:p text:style-name="P12"><text:soft-page-break/>q – closes windows</text:p>
      <text:p text:style-name="P13">ZZ – saves and quits. Also, :wq. </text:p>
      <text:p text:style-name="P13">:w <text:span text:style-name="T22">filename</text:span><text:span text:style-name="T23"> – write to this filename. When vim doesn't specify filename. </text:span></text:p>
      <text:p text:style-name="P27">:w! - overwrites exisitng file. </text:p>
      <text:p text:style-name="P27">Vim -r memo – shows which files were saved in swap before a crash. </text:p>
      <text:p text:style-name="P27">Nowrap – tells vim not to wrap text wheh9hhkjhhln lines are too long. </text:p>
      <text:p text:style-name="P27">5h or 5l – moves cursor 5 places left or right</text:p>
      <text:p text:style-name="P27">fa – find char a. moves cursor to next instance of char a. </text:p>
      <text:p text:style-name="P27">Fa – looks backwards around line after last instance is found</text:p>
      <text:p text:style-name="P13"><text:span text:style-name="T23">w – moves cursor to first letter or next word. </text:span><text:span text:style-name="T24">W moves by blank delimited words. </text:span></text:p>
      <text:p text:style-name="P28">b- moves cursor backward to first letter or previous word. B moves by blank delimited words. </text:p>
      <text:p text:style-name="P28">( - moves to beginning of previous sentence. </text:p>
      <text:p text:style-name="P28">) - moves to beginning of next sentence. </text:p>
      <text:p text:style-name="P14">{ - moves to beginning of previous paragraph</text:p>
      <text:p text:style-name="P14">} - moves to beginning of next paragraph</text:p>
      <text:p text:style-name="P28">H – moves cursor to first line</text:p>
      <text:p text:style-name="P28">M – moves to middle line</text:p>
      <text:p text:style-name="P28">L – moves to last line</text:p>
      <text:p text:style-name="P28"/>
      <text:p text:style-name="P33">BASH – Borne Again Shell</text:p>
      <text:p text:style-name="P29"/>
      <text:p text:style-name="P29">login shell </text:p>
      <text:p text:style-name="P29">/etc/profile – First executed by shell. Su can set up this file. </text:p>
      <text:p text:style-name="P29">{~/.bash_profile, ~/.bash_login, ~/.profile} – shell looks for each in order, executing commands from first ones it finds. </text:p>
      <text:p text:style-name="P29">~/.bash_logout – shell executes commands upon logout. </text:p>
      <text:p text:style-name="P29"/>
      <text:p text:style-name="P29">interactive shell that is not a login – bash</text:p>
      <text:p text:style-name="P29">~/.bashrc can call /etc/bashrc – Su can establish systemwide defaults</text:p>
      <text:p text:style-name="P29"/>
      <text:p text:style-name="P6"><text:span text:style-name="T25">noninteractive shell – comma</text:span><text:span text:style-name="T26">nds</text:span></text:p>
      <text:p text:style-name="P30"/>
      <text:p text:style-name="P31">when you execute a program, the process running the program opens three file descriptors: 0 (standard input), 1 (standard output), and 2 (standard error). &gt; is short for 1&gt; which means redirect standard output. &lt; is short for 0&lt;, which redirects standard input. </text:p>
      <text:p text:style-name="P31"/>
      <text:p text:style-name="P32">If cat is used and file does not exist, it sends output to standard error which is shown on screen.</text:p>
      <text:p text:style-name="P32"/>
      <text:p text:style-name="P32">Cat x</text:p>
      <text:p text:style-name="P32">cat: x: No such file or directory</text:p>
      <text:p text:style-name="P32"/>
      <text:p text:style-name="P32"/>
      <text:p text:style-name="P32">cat y</text:p>
      <text:p text:style-name="P32">this is y</text:p>
      <text:p text:style-name="P13"/>
      <text:p text:style-name="P16">cat x y &gt; hold</text:p>
      <text:p text:style-name="P16">cat: x: No such file or directory</text:p>
      <text:p text:style-name="P15">cat hold</text:p>
      <text:p text:style-name="P16">this is y</text:p>
      <text:p text:style-name="P16"><text:soft-page-break/></text:p>
      <text:p text:style-name="P16">cat x y 1&gt; hold 2&gt; hold2</text:p>
      <text:p text:style-name="P16">cat hold</text:p>
      <text:p text:style-name="P16">this is u</text:p>
      <text:p text:style-name="P16">cat hold2</text:p>
      <text:p text:style-name="P16">cat: x: No such file or directory</text:p>
      <text:p text:style-name="P26"/>
      <text:p text:style-name="P17">2&gt;&amp;1 – file descirptor 2 is a duplicate of file descriptor 1. </text:p>
      <text:p text:style-name="P17"/>
      <text:p text:style-name="P17">cat x y 1&gt; hild 2&gt;&amp;1</text:p>
      <text:p text:style-name="P17">cat hold</text:p>
      <text:p text:style-name="P17">cat: x: No such file or directory</text:p>
      <text:p text:style-name="P17">This is y</text:p>
      <text:p text:style-name="P17"><text:s/></text:p>
      <text:p text:style-name="P17">&lt; filename- redirects standard input from filename</text:p>
      <text:p text:style-name="P17">&gt; filename – redirects standard output to filename unless filename xists and noclobber is set. </text:p>
      <text:p text:style-name="P17">&gt;| filename – redirects standard output to filename even if file exists and noclobber is set. </text:p>
      <text:p text:style-name="P17">&gt;&gt; filename – redirects and appends standard output to filename unless filename exists and noclobber set. </text:p>
      <text:p text:style-name="Standard"><text:span text:style-name="T14">&lt;&amp;m – </text:span><text:span text:style-name="T15">duplicates standard input from file descriptor m. </text:span></text:p>
      <text:p text:style-name="P25"><text:span text:style-name="T5">[n]&gt;&amp;m – duplicates standard output or file descriptor n I fspecified from file </text:span><text:span text:style-name="T16">descriptor m</text:span></text:p>
      <text:p text:style-name="P18">[n]&lt;&amp;- - closes standard input for file descriptor n if specified</text:p>
      <text:p text:style-name="P18">[n]&gt;&amp;- - closes standard output for file descriptor n if specified</text:p>
      <text:p text:style-name="P18"/>
      <text:p text:style-name="P18"/>
      <text:p text:style-name="P16">Pipes also take standard output not standard error. </text:p>
      <text:p text:style-name="P16"/>
      <text:p text:style-name="P18">Shell script – a file tht <text:s/>contains commands that the shell can execute. Like commands on command line, they can use ambiguous file references, can have input or output redirected from or to a file or sent through apipe. Enables you to quickly and simply initiate a complex series of tasks. </text:p>
      <text:p text:style-name="P18"/>
      <text:p text:style-name="P19">Must make script executable with chmod. </text:p>
      <text:p text:style-name="P19">Then use ./ to execute. </text:p>
      <text:p text:style-name="P16"/>
      <text:p text:style-name="P16"/>
      <text:p text:style-name="P3">ARCH</text:p>
      <text:p text:style-name="P3">-cfdisk</text:p>
      <text:p text:style-name="P3">-mkfs.ext4 /dev/sda</text:p>
      <text:p text:style-name="P3">-mkswap /dev/sda</text:p>
      <text:p text:style-name="P3">-swapon /dev/sda</text:p>
      <text:p text:style-name="P3">-mount /dev/sda /mnt</text:p>
      <text:p text:style-name="P3">-mkdir /mnt/home</text:p>
      <text:p text:style-name="P3">-mount /dev/sda /<text:span text:style-name="T20">mnt/home</text:span></text:p>
      <text:p text:style-name="P3">-<text:span text:style-name="T20">pacstram -i /mnt base base-devel</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3-08T17:47:06.554791788</meta:creation-date>
    <dc:date>2015-02-24T23:20:49.549076708</dc:date>
    <dc:creator>David </dc:creator>
    <meta:editing-duration>PT20H55M9S</meta:editing-duration>
    <meta:editing-cycles>22</meta:editing-cycles>
    <meta:generator>LibreOffice/4.2.7.2$Linux_X86_64 LibreOffice_project/420m0$Build-2</meta:generator>
    <meta:printed-by>David </meta:printed-by>
    <meta:print-date>2014-03-11T14:11:22.177069859</meta:print-date>
    <meta:document-statistic meta:table-count="0" meta:image-count="0" meta:object-count="0" meta:page-count="7" meta:paragraph-count="269" meta:word-count="2041" meta:character-count="11446" meta:non-whitespace-character-count="9680"/>
  </office:meta>
</office:document-meta>
</file>